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KFGQPC Uthmanic Script HAFS" svg:font-family="KFGQPC Uthmanic Script HAFS"/>
    <style:font-face style:name="Lucida Grande" svg:font-family="Lucida Grande"/>
  </office:font-face-decls>
  <office:automatic-styles>
    <style:style style:name="P1" style:family="paragraph" style:parent-style-name="Standard">
      <style:paragraph-properties fo:text-align="end"/>
      <style:text-properties style:font-name="KFGQPC Uthmanic Script HAFS" fo:font-size="36.0pt"/>
    </style:style>
    <style:style style:name="P2" style:family="paragraph" style:parent-style-name="Standard">
      <style:paragraph-properties fo:text-align="end"/>
      <style:text-properties style:font-name="Lucida Grande" fo:font-size="36.0pt"/>
    </style:style>
    <style:style style:name="T1" style:family="text">
      <style:text-properties style:font-name="KFGQPC Uthmanic Script HAFS"/>
    </style:style>
    <style:style style:name="T2"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اَلْمَاثُورَاتُ الصُّغْرَى </text:p>
      <text:p text:style-name="P1"/>
      <text:p text:style-name="P2">Page<text:span text:style-name="T1"><text:s/>1</text:span></text:p>
      <text:p text:style-name="P1">اَعُوذُ باِ اللَّهِ السَّمِيْعِ الْعَلِيْمِ مِنَ الشَّيْطَانِ الرَّجِيْمِ</text:p>
      <text:p text:style-name="P1"/>
      <text:p text:style-name="P2">Page<text:span text:style-name="T1"><text:s/>2</text:span></text:p>
      <text:p text:style-name="P1">بِسۡمِ ٱللَّهِ ٱلرَّحۡمَٰنِ ٱلرَّحِيمِ ١</text:p>
      <text:p text:style-name="P1">ٱلۡحَمۡدُ لِلَّهِ رَبِّ ٱلۡعَٰلَمِينَ ٢</text:p>
      <text:p text:style-name="P1">ٱلرَّحۡمَٰنِ ٱلرَّحِيمِ ٣</text:p>
      <text:p text:style-name="P1">مَٰلِكِ يَوۡمِ ٱلدِّينِ ٤</text:p>
      <text:p text:style-name="P1">إِيَّاكَ نَعۡبُدُ وَإِيَّاكَ نَسۡتَعِينُ ٥</text:p>
      <text:p text:style-name="P1">ٱهۡدِنَا ٱلصِّرَٰطَ ٱلۡمُسۡتَقِيمَ ٦</text:p>
      <text:p text:style-name="P1">صِرَٰطَٱلَّذِينَ أَنۡعَمۡتَ عَلَيۡهِمۡ غَيۡرِ ٱلۡمَغۡضُوبِ عَلَيۡهِمۡوَلَا ٱلضَّآلِّينَ ٧</text:p>
      <text:p text:style-name="P1"/>
      <text:p text:style-name="P2">Page<text:span text:style-name="T1"><text:s/>3</text:span></text:p>
      <text:p text:style-name="P1">الٓمٓ ١</text:p>
      <text:p text:style-name="P1">ذَٰلِكَ ٱلۡكِتَٰبُ لَا رَيۡبَۛ فِيهِۛ هُدٗى لِّلۡمُتَّقِينَ ٢</text:p>
      <text:p text:style-name="P1">ٱلَّذِينَ يُؤۡمِنُونَ بِٱلۡغَيۡبِ وَيُقِيمُونَ ٱلصَّلَوٰةَ وَمِمَّا رَزَقۡنَٰهُمۡ يُنفِقُونَ ٣</text:p>
      <text:p text:style-name="P1">وَٱلَّذِينَ يُؤۡمِنُونَ بِمَآ أُنزِلَ إِلَيۡكَ وَمَآ أُنزِلَ مِن قَبۡلِكَ وَبِٱلۡأٓخِرَةِ هُمۡ يُوقِنُونَ ٤</text:p>
      <text:p text:style-name="P1">أُوْلَٰٓئِكَ عَلَىٰ هُدٗى مِّن رَّبِّهِمۡۖ وَأُوْلَٰٓئِكَ هُمُ ٱلۡمُفۡلِحُونَ ٥</text:p>
      <text:p text:style-name="P1"/>
      <text:p text:style-name="P2">Page<text:span text:style-name="T1"><text:s/>4</text:span></text:p>
      <text:p text:style-name="P1">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آءَۚ وَسِعَ كُرۡسِيُّهُ ٱلسَّمَٰوَٰتِ وَٱلۡأَرۡضَۖ وَلَا ئَُودُهُۥ حِفۡظُهُمَاۚ وَهُوَ ٱلۡعَلِيُّ ٱلۡعَظِيمُ ٢٥٥</text:p>
      <text:p text:style-name="P1"/>
      <text:p text:style-name="P2">Page<text:span text:style-name="T1"><text:s/>5</text:span></text:p>
      <text:p text:style-name="P1">لَآ إِكۡرَاهَ فِي ٱلدِّينِۖ قَد تَّبَيَّنَ ٱلرُّشۡدُ مِنَ ٱلۡغَيِّۚ فَمَن يَكۡفُرۡ بِٱلطَّٰغُوتِ وَيُؤۡمِنۢ بِٱللَّهِ فَقَدِ ٱسۡتَمۡسَكَ بِٱلۡعُرۡوَةِ ٱلۡوُثۡقَىٰ لَا ٱنفِصَامَ لَهَاۗ وَٱللَّهُ سَمِيعٌ عَلِيمٌ ٢٥٦</text:p>
      <text:p text:style-name="P1"/>
      <text:p text:style-name="P2">Page<text:span text:style-name="T1"><text:s/>6</text:span></text:p>
      <text:p text:style-name="P1">ٱللَّهُ وَلِيُّ ٱلَّذِينَ ءَامَنُواْ يُخۡرِجُهُم مِّنَ ٱلظُّلُمَٰتِ إِلَى ٱلنُّورِۖ وَٱلَّذِينَ كَفَرُوٓاْ أَوۡلِيَآؤُهُمُ ٱلطَّٰغُوتُ يُخۡرِجُونَهُم مِّنَ ٱلنُّورِ إِلَى ٱلظُّلُمَٰتِۗ أُوْلَٰٓئِكَ أَصۡحَٰبُ ٱلنَّارِۖ هُمۡ فِيهَا خَٰلِدُونَ ٢٥٧</text:p>
      <text:p text:style-name="P1"/>
      <text:p text:style-name="P2">Page<text:span text:style-name="T1"><text:s/>7</text:span></text:p>
      <text:p text:style-name="P1">لِّلَّهِ مَا فِي ٱلسَّمَٰوَٰتِ وَمَا فِي ٱلۡأَرۡضِۗ وَإِن تُبۡدُواْ مَا فِيٓ أَنفُسِكُمۡ أَوۡ تُخۡفُوهُ يُحَاسِبۡكُم بِهِ ٱللَّهُۖ فَيَغۡفِرُ لِمَن يَشَآءُ وَيُعَذِّبُ مَن يَشَآءُۗ وَٱللَّهُ عَلَىٰ كُلِّ شَيۡءٖ قَدِيرٌ ٢٨٤</text:p>
      <text:p text:style-name="P1"/>
      <text:p text:style-name="P2">Page<text:span text:style-name="T1"><text:s/>8</text:span></text:p>
      <text:p text:style-name="P1">ءَامَنَ ٱلرَّسُولُ بِمَآ أُنزِلَ إِلَيۡهِ مِن رَّبِّهِۦ وَٱلۡمُؤۡمِنُونَۚ كُلٌّ ءَامَنَ بِٱللَّهِ وَمَلَٰٓئِكَتِهِۦ وَكُتُبِهِۦ وَرُسُلِهِۦ لَا نُفَرِّقُ بَيۡنَ أَحَدٖ مِّن رُّسُلِهِۦۚ وَقَالُواْ سَمِعۡنَا وَأَطَعۡنَاۖ غُفۡرَانَكَ رَبَّنَا وَإِلَيۡكَ ٱلۡمَصِيرُ ٢٨٥</text:p>
      <text:p text:style-name="P1"/>
      <text:p text:style-name="P2">Page<text:span text:style-name="T1"><text:s/>9</text:span></text:p>
      <text:p text:style-name="P1">لَا يُكَلِّفُ ٱللَّهُ نَفۡسًا إِلَّا وُسۡعَهَاۚ لَهَا مَا كَسَبَتۡ وَعَلَيۡهَا مَا ٱكۡتَسَبَتۡۗ رَبَّنَا لَا تُؤَاخِذۡنَآ إِن نَّسِينَآ أَوۡ أَخۡطَأۡنَاۚ رَبَّنَا وَلَا تَحۡمِلۡ عَلَيۡنَآ إِصۡرٗا كَمَا حَمَلۡتَهُۥ عَلَى ٱلَّذِينَ مِن قَبۡلِنَاۚ رَبَّنَا وَلَا تُحَمِّلۡنَا مَا لَا طَاقَةَ لَنَا بِهِۦۖ وَٱعۡفُ عَنَّا وَٱغۡفِرۡ لَنَا وَٱرۡحَمۡنَآۚ أَنتَ مَوۡلَىٰنَا فَٱنصُرۡنَا عَلَى ٱلۡقَوۡمِ ٱلۡكَٰفِرِينَ ٢٨٦</text:p>
      <text:p text:style-name="P1"/>
      <text:p text:style-name="P2">Page<text:span text:style-name="T1"><text:s/>10</text:span></text:p>
      <text:p text:style-name="P1">بِسۡمِ ٱللَّهِ ٱلرَّحۡمَٰنِ ٱلرَّحِيمِ</text:p>
      <text:p text:style-name="P1">قُلۡ هُوَ ٱللَّهُ أَحَدٌ ١</text:p>
      <text:p text:style-name="P1">ٱللَّهُ ٱلصَّمَدُ ٢</text:p>
      <text:p text:style-name="P1">لَمۡ يَلِدۡ وَلَمۡ يُولَدۡ ٣</text:p>
      <text:p text:style-name="P1">وَلَمۡ يَكُن لَّهُۥ كُفُوًا أَحَدُۢ ٤</text:p>
      <text:p text:style-name="P1"/>
      <text:p text:style-name="P2">Page<text:span text:style-name="T1"><text:s/>11</text:span></text:p>
      <text:p text:style-name="P1">بِسۡمِ ٱللَّهِ ٱلرَّحۡمَٰنِ ٱلرَّحِيمِ</text:p>
      <text:p text:style-name="P1">قُلۡ أَعُوذُ بِرَبِّ ٱلۡفَلَقِ ١</text:p>
      <text:p text:style-name="P1">مِن شَرِّ مَا خَلَقَ ٢</text:p>
      <text:p text:style-name="P1">وَمِن شَرِّ غَاسِقٍ إِذَا وَقَبَ ٣</text:p>
      <text:p text:style-name="P1">وَمِن شَرِّ ٱلنَّفَّٰثَٰتِ فِي ٱلۡعُقَدِ ٤</text:p>
      <text:p text:style-name="P1">وَمِن شَرِّ حَاسِدٍ إِذَا حَسَدَ ٥</text:p>
      <text:p text:style-name="P1"/>
      <text:p text:style-name="P2">page<text:span text:style-name="T1"><text:s/>12</text:span></text:p>
      <text:p text:style-name="P1">بِسۡمِ ٱللَّهِ ٱلرَّحۡمَٰنِ ٱلرَّحِيمِ</text:p>
      <text:p text:style-name="P1">قُلۡ أَعُوذُ بِرَبِّ ٱلنَّاسِ ١</text:p>
      <text:p text:style-name="P1">مَلِكِ ٱلنَّاسِ ٢</text:p>
      <text:p text:style-name="P1">إِلَٰهِ ٱلنَّاسِ ٣</text:p>
      <text:p text:style-name="P1">مِن شَرِّ ٱلۡوَسۡوَاسِ ٱلۡخَنَّاسِ ٤</text:p>
      <text:p text:style-name="P1">ٱلَّذِي يُوَسۡوِسُ فِي صُدُورِ ٱلنَّاسِ ٥</text:p>
      <text:p text:style-name="P1">مِنَ ٱلۡجِنَّةِ وَٱلنَّاسِ ٦</text:p>
      <text:p text:style-name="P1"/>
      <text:p text:style-name="P2">Page<text:span text:style-name="T1"><text:s/>13</text:span></text:p>
      <text:p text:style-name="P1">أَصْبَحْنَا وَأَصْبَحَ الْمُلْكُ لِلَّهِ وَالْحَمْدُ لِلَّهِ لاَشَرِيكَ لَهُ</text:p>
      <text:p text:style-name="P1">لاَ إِلَاهَ إِلاَّ هُوَ وَإِلَيْهِ النُّشُورُ</text:p>
      <text:p text:style-name="P1"/>
      <text:p text:style-name="P1">أَمْسَيْنَا وَأَمْسَى الْمُلْكُ لِلَّهِ وَالْحَمْدُ لِلَّهِ لاَشَرِيكَ لَهُ</text:p>
      <text:p text:style-name="P1">لاَ إِلَاهَ إِلاَّ هُوَ وَإِلَيْهِ الْمَصِيرُ</text:p>
      <text:p text:style-name="P1"/>
      <text:p text:style-name="P2">Page<text:span text:style-name="T1"><text:s/>14</text:span></text:p>
      <text:p text:style-name="P1">أَصْبَحْ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 </text:p>
      <text:p text:style-name="P1"/>
      <text:p text:style-name="P1">أَمْسَيْ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text:p>
      <text:p text:style-name="P1"/>
      <text:p text:style-name="P2">Page<text:span text:style-name="T1"><text:s/>15</text:span></text:p>
      <text:p text:style-name="P1">اَللَّهُمَّ إِنِّي أَصْبَحْتُ مِنْكَ فِي نِعْمَةٍ</text:p>
      <text:p text:style-name="P1">وَعَافِيَةٍ وَسِتْرٍ</text:p>
      <text:p text:style-name="P1">فَأَتِمَّ عَلَيَّ نِعْمَتَكَ وَعَافِيَتَكَ وَسِتْرَكَ فِي الدُّنْيَا وَالآخِرَةِ</text:p>
      <text:p text:style-name="P1"/>
      <text:p text:style-name="P1">اَللَّهُمَّ إِنِّي أَمْسَيْتُ مِنْكَ فِي نِعْمَةٍ</text:p>
      <text:p text:style-name="P1">وَعَافِيَةٍ وَسِتْرٍ</text:p>
      <text:p text:style-name="P1">فَأَتِمَّ عَلَيَّ نِعْمَتَكَ وَعَافِيَتَكَ وَسِتْرَكَ فِي الدُّنْيَا وَالآخِرَةِ</text:p>
      <text:p text:style-name="P1"/>
      <text:p text:style-name="P1"/>
      <text:p text:style-name="P2">Page<text:span text:style-name="T1"><text:s/>16</text:span></text:p>
      <text:p text:style-name="P1">اَللَّهُمَّ مَا أَصْبَحَ بِي مِنْ نِعْمَةٍ أَوْ بِأَحَدٍ مِنْ خَلْقِكَ فَمِنْكَ وَحْدَكَ</text:p>
      <text:p text:style-name="P1">لَا شَرِيكَ لَكَ</text:p>
      <text:p text:style-name="P1">فَلَكَ الْحَمْدُ وَلَكَ الشُّكْرُ</text:p>
      <text:p text:style-name="P1"/>
      <text:p text:style-name="P1">اَللَّهُمَّ مَا أَمْسَى بِي مِنْ نِعْمَةٍ أَوْ بِأَحَدٍ مِنْ خَلْقِكَ فَمِنْكَ وَحْدَكَ</text:p>
      <text:p text:style-name="P1">لَا شَرِيكَ لَكَ</text:p>
      <text:p text:style-name="P1">فَلَكَ الْحَمْدُ وَلَكَ الشُّكْرُ</text:p>
      <text:p text:style-name="P1"/>
      <text:p text:style-name="P2">Page<text:span text:style-name="T1"><text:s/>17</text:span></text:p>
      <text:p text:style-name="P1">يَا رَبِّي لَكَ الْحَمْدُ كَمَا يَنْبَغِي لِجَلَالِ وَجْهِكَ وَعَظِيمِ سُلطَانِكَ</text:p>
      <text:p text:style-name="P1"/>
      <text:p text:style-name="P1">رَضِيتُ بِاللهِ رَبًّا وَبِالإِسْلَامِ دِينًا وَبِمُحَمَّدٍ نَبِيًا وَرَسُولًا <text:s/></text:p>
      <text:p text:style-name="P1"/>
      <text:p text:style-name="P2">Page<text:span text:style-name="T1"><text:s/>18</text:span></text:p>
      <text:p text:style-name="P1">سُبْحَانَ اللهِ وَبِحَمْدِهِ عَدَدَ خَلْقِهِ</text:p>
      <text:p text:style-name="P1">وَرِضَا نَفْسِهِ</text:p>
      <text:p text:style-name="P1">وَزِنَةَ عَرْشِهِ</text:p>
      <text:p text:style-name="P1">وَمِدَادَ كَلِمَاتِهِ</text:p>
      <text:p text:style-name="P1"/>
      <text:p text:style-name="P2">Page<text:span text:style-name="T1"><text:s/>19</text:span></text:p>
      <text:p text:style-name="P1">بِسْمِ اللهِ الَّذِي لَا يَضُرُّ مَعَ اسْمِهِ شَيْءٌ فِي الْأَرْضِ</text:p>
      <text:p text:style-name="P1">وَلاَ فِي السَّمَاءِ</text:p>
      <text:p text:style-name="P1">وَهُوَ السَّمِيعُ العَلِيمُ</text:p>
      <text:p text:style-name="P1"/>
      <text:p text:style-name="P2">Page<text:span text:style-name="T1"><text:s/>20</text:span></text:p>
      <text:p text:style-name="P1">اَللَّهُمَّ إِنَّا نَعُوذُ بِكَ مِنْ نُشْرِكَ بِكَ شَيْئًا نَعْلَمُهُ</text:p>
      <text:p text:style-name="P1">وَنَسْتَغْفِرُكَ لِمَا لَا نَعْلَمُهُ</text:p>
      <text:p text:style-name="P1"/>
      <text:p text:style-name="P2">Page<text:span text:style-name="T1"><text:s/>21</text:span></text:p>
      <text:p text:style-name="P1">أَعُوْذُ بِكَلِمَاتِ اللهِ التَّامَّاتِ مِنْ شَرِّ مَا خَلَقَ</text:p>
      <text:p text:style-name="P1"/>
      <text:p text:style-name="P2">Page<text:span text:style-name="T1"><text:s/>22</text:span></text:p>
      <text:p text:style-name="P1">اَللَّهُمَّ إِنِّي أَعُوذُ بِكَ مِنَ الهَمِّ وَالحَزَنِ</text:p>
      <text:p text:style-name="P1">وَأَعُوذُ بِكَ مِنَ الْعَجْزِ وَالْكَسَلِ</text:p>
      <text:p text:style-name="P1">وَأَعُوذُ بِكَ مِنَ الجُبْنِ وَالبُخْلِ</text:p>
      <text:p text:style-name="P1">وَأَعُوذُ بِكَ مِنْ غَلَبَةِ الدَّيْنِ وَقَهْرِ الرِّجَالِ </text:p>
      <text:p text:style-name="P1"/>
      <text:p text:style-name="P2">Page<text:span text:style-name="T1"><text:s/>23</text:span></text:p>
      <text:p text:style-name="P1">اَللَّهُمَّ عَافِنِي فِي بَدَنِي</text:p>
      <text:p text:style-name="P1">اَللَّهُمَّ عَافِنِي فِي سَمْعِي</text:p>
      <text:p text:style-name="P1">اَللَّهُمَّ عَافِنِي فِي بَصَرِي</text:p>
      <text:p text:style-name="P1"/>
      <text:p text:style-name="P2">Page<text:span text:style-name="T1"><text:s/>24</text:span></text:p>
      <text:p text:style-name="P1">اَللَّهُمَّ إِنِّي أَعُوذُ بِكَ مِنَ الْكُفْرِ وَالْفَقْرِ</text:p>
      <text:p text:style-name="P1">وَ أَعُوذُ بِكَ مِنْ عَذَابِ الْقَبْرِ</text:p>
      <text:p text:style-name="P1">لَا إِلَاهَ إِلَّا أَنْتَ</text:p>
      <text:p text:style-name="P1"/>
      <text:p text:style-name="P2">Page<text:span text:style-name="T1"><text:s/>25</text:span></text:p>
      <text:p text:style-name="P1">اَللَّهُمَّ أَنْتَ رَبِّي</text:p>
      <text:p text:style-name="P1">لَا إِلَاهَ إِلَّا أَنْتَ</text:p>
      <text:p text:style-name="P1">خَلَقْتَنِي وَأَنَا عَبْدُكَ</text:p>
      <text:p text:style-name="P1">وَأَنَا عَلَى عَهْدِكَ وَوَعْدِكَ مَا اسْتَطَعْتُ</text:p>
      <text:p text:style-name="P1">أَعُوذُ بِكَ مِنْ شَرِّ مَا صَنَعْتُ</text:p>
      <text:p text:style-name="P1">أَبُوءُ لَكَ بِنِعْمَتِكَ عَلَيَّ</text:p>
      <text:p text:style-name="P1">وَأَبُوءُ بِذَنْبِي</text:p>
      <text:p text:style-name="P1">فَاغْفِرْلِي فَإِنَّهُ لَا يَغْفِرُ الذُّنُوبَ إِلَّا أَنْتَ</text:p>
      <text:p text:style-name="P1"/>
      <text:p text:style-name="P2">Page<text:span text:style-name="T1"><text:s/>26</text:span></text:p>
      <text:p text:style-name="P1">أَسْتَغْفِرُ اللهَ الَّذِي لَا إِلَاهَ إِلَّا هُوَ الْحَيُّ الْقَيُّومُ وَأَتُوبُ إِلَيهِ</text:p>
      <text:p text:style-name="P1"/>
      <text:p text:style-name="P2">Page<text:span text:style-name="T1"><text:s/>27</text:span></text:p>
      <text:p text:style-name="P1">سُبْحَانَكَ اللَّّهُمَّ وَبِحَمْدِكَ أَشْهَدُ أَنْ لَا إِلَاهَ إِلَّا أَنْتَ</text:p>
      <text:p text:style-name="P1">أَسْتَغْفِرُكَ وَأَتُوبُ إِلَيكَ</text:p>
      <text:p text:style-name="P1"/>
      <text:p text:style-name="P2">Page<text:span text:style-name="T1"><text:s/>28</text:span></text:p>
      <text:p text:style-name="P1">اَللَّهُمَّ صَلِّ عَلَى سَيِّدِنَا مُحَمَّدٍ</text:p>
      <text:p text:style-name="P1">عَبْدِكَ وَنَبِيِّكَ وَرَسُولِكَ النَّبِيِّ اْلأُمِّيِّ</text:p>
      <text:p text:style-name="P1">وَعَلَى آلِهِ وَصَحْبِهِ</text:p>
      <text:p text:style-name="P1">وَسَلِّمْ تَسْلِيمًا عَدَدَ مَا أَحَاطَ بِهِ عِلْمُكَ وَخَطَّ بِهِ قَلَمُكَ</text:p>
      <text:p text:style-name="P1">وَأَحْصَاهُ كِتَابُكَ</text:p>
      <text:p text:style-name="P1"/>
      <text:p text:style-name="P1">وَارْضَ اللَّهُمَّ عَنْ سَادَاتِنَا أَبِي بَكْرٍ وَعُمَرَ وَعُثْمَانَ وَعَلِيٍّ</text:p>
      <text:p text:style-name="P1">وَعَنِ الصَّحَابَةِ أَجْمَعِينَ</text:p>
      <text:p text:style-name="P1">وَعَنِ التَّبِعِينَ تَابِعِيهِمْ بِإِحْسَانٍ إِلَى يَوْمِ الدِّينِ</text:p>
      <text:p text:style-name="P1">سُبْحَانَ رَبِّكَ رَبِّ الْعِزَّةِ عَمَّا يَصِفُونَ</text:p>
      <text:p text:style-name="P1">وَسَلآمٌ عَلَى الْمُرْسَلِينَ</text:p>
      <text:p text:style-name="P1">وَالْحَمْدُ لِلَّهِ رَبِّ الْعَالَمِينَ</text:p>
      <text:p text:style-name="P1"/>
      <text:p text:style-name="P2">Page<text:span text:style-name="T1"><text:s/>29</text:span></text:p>
      <text:p text:style-name="P1">قُلِ اللَّهُمَّ مَالِكَ الْمُلْكِ تُؤْتِي الْمُلْكَ مَنْ تَشَاءُ وَتَنْزِعُ الْمُلْكَ مِمَّنْ تَشَاءُ وَتُعِزُّ مَنْ تَشَاءُ وَتُذِلُّ مَنْ تَشَاءُ بِيَدِكَ الْخَيْرُ إِنَّكَ عَلَى كُلِّ شَيْءٍ قَدِيرٌ </text:p>
      <text:p text:style-name="P1">تُولِجُ اللَّيْلَ فِي النَّهَارِ وَتُولِجُ النَّهَارَ فِي اللَّيْلِ وَتُخْرِجُ الْحَيَّ مِنْ الْمَيِّتِ وَتُخْرِجُ الْمَيِّتَ مِنْ الْحَيِّ وَتَرْزُقُ مَنْ تَشَاءُ بِغَيْرِ حِسَابٍ <text:s/></text:p>
      <text:p text:style-name="P1"/>
      <text:p text:style-name="P2">Page<text:span text:style-name="T1"><text:s/>30</text:span></text:p>
      <text:p text:style-name="P1">اَللَّهُمَّ إِنَّا نَسْأَلُكَ لِسَانًا رَطِبًا بِذِكْرِكَ</text:p>
      <text:p text:style-name="P1">وَقَلْبًا مُفْعَمًا بِشُكْرِكَ</text:p>
      <text:p text:style-name="P1">وَبَدَنًا هَيِّنًا لَيِّنًا بِطَاعَتِكَ</text:p>
      <text:p text:style-name="P1">اَللَّهُمَّ إِنَّا نَسْأَلُكَ إِيمَانًا كَامِلًا</text:p>
      <text:p text:style-name="P1">وَنَسْـأَلُكَ قَلْبًا خَاشِعًا</text:p>
      <text:p text:style-name="P1">وَنَسْـأَلُكَ عِلْمًا نَافِعًا</text:p>
      <text:p text:style-name="P1">وَنَسْأَلُكَ يَقِينًا صَادِقًا</text:p>
      <text:p text:style-name="P1">وَنَسْـأَلُكَ دِينًا قَيِّمًا</text:p>
      <text:p text:style-name="P1">وَنَسْـأَلُكَ الْعَافِيَةَ مِنْ كُلِّ بَلِيَّةٍ</text:p>
      <text:p text:style-name="P1">وَنَسْـأَلُكَ تَمَامَ الْغِنَى عَنِ النَّاسِ</text:p>
      <text:p text:style-name="P1">وَهَبْ لَنَا حَقِيقَةَ الإِيمَانِ بِكَ</text:p>
      <text:p text:style-name="P1">حَتَّى لَا نَخَافَ</text:p>
      <text:p text:style-name="P1">وَلَا نَرْجُوَ غَيرَكَ</text:p>
      <text:p text:style-name="P1">وَلَا نَعْبُدَ شَيْئًا سِوَاكَ<text:span text:style-name="T2">.</text:span><text:s/>وَاجْعَلْ يَدَكَ مَبْسُوطَةً عَلَيْنَا</text:p>
      <text:p text:style-name="P1">وَعَلَى أَهْلِينَا</text:p>
      <text:p text:style-name="P1">وَأَوْلَادِنَا</text:p>
      <text:p text:style-name="P1">وَمَنْ مَعَنَا بِرَحْمَتِكَ</text:p>
      <text:p text:style-name="P1">وَلَا تَكْلِنَا إِلَى أَنْفُسِنَا طَرْفَةَ عَيْنٍ</text:p>
      <text:p text:style-name="P1">وَلَا أَقَلَّ مِنْ ذَلِكَ</text:p>
      <text:p text:style-name="P1">يَا نِعْمَ الْمُجِيبُ </text:p>
      <text:p text:style-name="P1"/>
      <text:p text:style-name="P1">وَصَلَّ اللهُ عَلَى سَيِّدِنَا مُحَمَّدٍ النَّبِيِّ الْكَرِيمِ</text:p>
      <text:p text:style-name="P1">وَعَلَى آلِهِ وَصَحْبِهِ أَجْمَعِينَ</text:p>
      <text:p text:style-name="P1"/>
      <text:p text:style-name="P2">Page<text:span text:style-name="T1"><text:s/>31</text:span></text:p>
      <text:p text:style-name="P1">اَللَّهُمَّ إِنَّ هَاذَا إِقْبَالُ لَيْلِكَ وَإِدْبَارُ نَهَارِكَ وَأَصْوَاتُ دُعَاتِكَ فَاغْفِرْلِي</text:p>
      <text:p text:style-name="P1">اَللَّهُمَّ إِنَّكَ تَعْلَمُ أَنَّ هَذِهِ الْقُلُوبَ</text:p>
      <text:p text:style-name="P1">قَدِ اجْتَمَعَتْ عَلَى مَحَبَّتِكْ</text:p>
      <text:p text:style-name="P1">وَالتَقَتْ عَلَى طَاعَتِكَ</text:p>
      <text:p text:style-name="P1">وَتَوَحَّدَتْ عَلَى <text:s/>دَعْوَتِكَ</text:p>
      <text:p text:style-name="P1">وَتَعَاهَدَتْ عَلَى نَصْرَةِ شَرِيعَتِكَ</text:p>
      <text:p text:style-name="P1">فَوَثِّقِ اللَّهُمَّ رَابِطَتَهَا</text:p>
      <text:p text:style-name="P1">وَاَدِمْ وُدَّهَا</text:p>
      <text:p text:style-name="P1">وَاهْدِهَا سُبُلَهَا</text:p>
      <text:p text:style-name="P1">وَامْلَأهَا بِنُورِكَ الَّذِي لَا يَخْبُوا</text:p>
      <text:p text:style-name="P1">وَاشْرَحْ صُدُورَهَا بِفَيضِ الإِيمَانِ بِكَ</text:p>
      <text:p text:style-name="P1">وَجَمِيلِ التَّوَكُّلِ عَلَيكَ وَأَحْيِهَا بِمَعْرِفَتِكَ</text:p>
      <text:p text:style-name="P1">وَأَمِتْهَا عَلَى الشَّهَادَةِ فِي سَبِيلِكَ</text:p>
      <text:p text:style-name="P1">إِنَّكَ نِعْمَ الْمَوْلَى وَنِعْمَ النَّصِيرُ</text:p>
      <text:p text:style-name="P1">وَصَلَّى اللهُ عَلَى سَيِّدِنَا مُحَمَّدٍ</text:p>
      <text:p text:style-name="P1">وَعَلَى آلِهِ وَصَحْبِهِ وَسَلِّم</text:p>
      <text:p text:style-name="P1"><text:s text:c="3"/></text:p>
      <text:p text:style-name="P1"/>
      <text:p text:style-name="P1"/>
      <text:p text:style-name="P1"/>
      <text:p text:style-name="P1"/>
      <text:p text:style-name="P1"/>
      <text:p text:style-name="P1"><text:s/></text:p>
      <text:p text:style-name="P1"/>
      <text:p text:style-name="P1"><text:s/></text:p>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3</meta:generator>
    <meta:initial-creator>Iwani Khalid</meta:initial-creator>
  </office:meta>
</office:document-meta>
</file>